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6cbe" officeooo:paragraph-rsid="000b6c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e baze : neonBaza <text:s/></text:p>
      <text:p text:style-name="P1">jdbc:mysql://localhost:3306/neonBaza</text:p>
      <text:p text:style-name="P1">user : neon</text:p>
      <text:p text:style-name="P1">pass: neonne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9:38:47.935399482</meta:creation-date>
    <dc:date>2016-07-05T19:40:21.116127816</dc:date>
    <meta:editing-duration>PT1M33S</meta:editing-duration>
    <meta:editing-cycles>1</meta:editing-cycles>
    <meta:document-statistic meta:table-count="0" meta:image-count="0" meta:object-count="0" meta:page-count="1" meta:paragraph-count="4" meta:word-count="10" meta:character-count="82" meta:non-whitespace-character-count="74"/>
    <meta:generator>LibreOffice/5.0.6.3$Linux_X86_64 LibreOffice_project/00m0$Build-3</meta:generator>
  </office:meta>
</office:document-meta>
</file>